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font-family-monospace" svg:font-family="'var ifm-font-family-monospace'"/>
    <style:font-face style:name="var ifm-heading-font-family" svg:font-family="'var ifm-heading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style:font-name="system-ui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 fo:padding="0.049cm" fo:border="0.035cm solid #000000"/>
    </style:style>
    <style:style style:name="P3" style:family="paragraph" style:parent-style-name="Heading_20_1">
      <style:text-properties style:font-name="var ifm-heading-font-family"/>
    </style:style>
    <style:style style:name="P4" style:family="paragraph" style:parent-style-name="Heading_20_2">
      <style:paragraph-properties fo:margin-top="0cm" fo:margin-bottom="0.212cm"/>
    </style:style>
    <style:style style:name="T1" style:family="text">
      <style:text-properties fo:color="#1c1e21" style:font-name="system-ui"/>
    </style:style>
    <style:style style:name="T2" style:family="text">
      <style:text-properties fo:color="#1c1e21" style:font-name="system-ui" style:text-underline-style="solid" style:text-underline-width="auto" style:text-underline-color="font-color"/>
    </style:style>
    <style:style style:name="T3" style:family="text">
      <style:text-properties fo:font-variant="normal" fo:text-transform="none" fo:color="#1c1e21" style:font-name="system-ui" fo:font-size="12pt" fo:letter-spacing="normal" fo:font-style="normal" fo:font-weight="normal"/>
    </style:style>
    <style:style style:name="T4" style:family="text">
      <style:text-properties fo:font-variant="normal" fo:text-transform="none" fo:color="#1c1e21" style:font-name="var ifm-font-family-monospac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Домашнє завдання</text:h>
      <text:h text:style-name="P4" text:outline-level="2"><text:bookmark text:name="завдання"/><text:span text:style-name="T1">Завдання</text:span><text:a xlink:type="simple" xlink:href="https://textbook.edu.goit.global/python/core-pz9qu8/v1/uk/docs/lesson06/hw-6/#завдання" text:style-name="Internet_20_link" text:visited-style-name="Visited_20_Internet_20_Link"><text:span text:style-name="T2">​</text:span></text:a></text:h>
      <text:p text:style-name="P1">У багатьох на робочому столі є папка, яка називається якось ніби "Розібрати". Як правило, розібрати цю папку руки ніколи так і не доходять.</text:p>
      <text:p text:style-name="P1">Ми з вами напишемо скрипт, який розбере цю папку. Зрештою ви зможете настроїти цю програму під себе і вона виконуватиме індивідуальний сценарій, що відповідає вашим потребам. Для цього наш додаток буде перевіряти розширення файлу (останні символи у імені файлу, як правило, після крапки) і, залежно від розширення, приймати рішення, до якої категорії віднести цей файл.</text:p>
      <text:p text:style-name="P2"><text:span text:style-name="T3">Скрипт приймає один аргумент при запуску — це ім'я папки, в якій він буде проводити сортування. Допустимо файл з програмою називається </text:span><text:span text:style-name="Source_20_Text"><text:span text:style-name="T4">sort.py</text:span></text:span><text:span text:style-name="T3">, тоді, щоб відсортувати папку </text:span><text:span text:style-name="Source_20_Text"><text:span text:style-name="T4">/user/Desktop/Мотлох</text:span></text:span><text:span text:style-name="T3">, треба запустити скрипт командою </text:span><text:span text:style-name="Source_20_Text"><text:span text:style-name="T4">python sort.py /user/Desktop/Мотлох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font-family-monospace" svg:font-family="'var ifm-font-family-monospace'"/>
    <style:font-face style:name="var ifm-heading-font-family" svg:font-family="'var ifm-heading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11$Win32 OpenOffice.org_project/4111m1$Build-9808</meta:generator>
    <dc:date>2023-01-12T14:05:31.97</dc:date>
    <meta:document-statistic meta:table-count="0" meta:image-count="0" meta:object-count="0" meta:page-count="1" meta:paragraph-count="5" meta:word-count="115" meta:character-count="795"/>
    <dc:creator>user user</dc:creator>
    <meta:user-defined meta:name="Info 1"/>
    <meta:user-defined meta:name="Info 2"/>
    <meta:user-defined meta:name="Info 3"/>
    <meta:user-defined meta:name="Info 4"/>
  </office:meta>
</office:document-meta>
</file>